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 style:list-style-name="WW8Num3">
      <style:paragraph-properties fo:text-align="justify" style:justify-single-word="false"/>
      <style:text-properties style:font-name="標楷體" style:font-name-asian="標楷體" style:font-name-complex="標楷體"/>
    </style:style>
    <style:style style:name="P4" style:family="paragraph" style:parent-style-name="Standard" style:list-style-name="WW8Num1">
      <style:paragraph-properties fo:text-align="justify" style:justify-single-word="false"/>
      <style:text-properties style:font-name="標楷體" style:font-name-asian="標楷體" style:font-name-complex="標楷體"/>
    </style:style>
    <style:style style:name="P5" style:family="paragraph" style:parent-style-name="Standard" style:list-style-name="WW8Num4">
      <style:paragraph-properties fo:text-align="justify" style:justify-single-word="false"/>
      <style:text-properties style:font-name="標楷體" style:font-name-asian="標楷體" style:font-name-complex="標楷體"/>
    </style:style>
    <style:style style:name="P6" style:family="paragraph" style:parent-style-name="Standard" style:list-style-name="WW8Num2">
      <style:paragraph-properties fo:text-align="justify" style:justify-single-word="false"/>
      <style:text-properties style:font-name="標楷體" style:font-name-asian="標楷體" style:font-name-complex="標楷體"/>
    </style:style>
    <style:style style:name="P7" style:family="paragraph" style:parent-style-name="Standard" style:list-style-name="WW8Num3">
      <style:paragraph-properties fo:text-align="justify" style:justify-single-word="false"/>
    </style:style>
    <style:style style:name="P8" style:family="paragraph" style:parent-style-name="Standard" style:list-style-name="WW8Num1">
      <style:paragraph-properties fo:text-align="justify" style:justify-single-word="false"/>
    </style:style>
    <style:style style:name="P9" style:family="paragraph" style:parent-style-name="Standard" style:list-style-name="WW8Num4">
      <style:paragraph-properties fo:text-align="justify" style:justify-single-word="false"/>
    </style:style>
    <style:style style:name="P10" style:family="paragraph" style:parent-style-name="Standard" style:list-style-name="WW8Num2">
      <style:paragraph-properties fo:text-align="justify" style:justify-single-word="false"/>
    </style:style>
    <style:style style:name="P11" style:family="paragraph" style:parent-style-name="Standard">
      <style:paragraph-properties fo:margin-left="0.84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0.847cm" fo:margin-right="0cm" fo:text-align="justify" style:justify-single-word="false" fo:text-indent="0cm" style:auto-text-indent="false"/>
      <style:text-properties style:font-name="標楷體" style:font-name-asian="標楷體" style:font-name-complex="標楷體"/>
    </style:style>
    <style:style style:name="P13" style:family="paragraph" style:parent-style-name="Standard">
      <style:paragraph-properties fo:margin-left="0.423cm" fo:margin-right="0cm" fo:text-align="justify" style:justify-single-word="false" fo:text-indent="0cm" style:auto-text-indent="false"/>
      <style:text-properties style:font-name="標楷體" style:font-name-asian="標楷體" style:font-name-complex="標楷體"/>
    </style:style>
    <style:style style:name="P14" style:family="paragraph" style:parent-style-name="Standard">
      <style:paragraph-properties fo:margin-left="1.058cm" fo:margin-right="0cm" fo:text-align="justify" style:justify-single-word="false" fo:text-indent="0cm" style:auto-text-indent="false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8pt" fo:font-weight="bold" style:font-name-asian="標楷體" style:font-size-asian="18pt" style:font-weight-asian="bold" style:font-name-complex="標楷體" style:font-size-complex="18pt"/>
    </style:style>
    <style:style style:name="T1" style:family="text">
      <style:text-properties style:font-name="標楷體" style:font-name-asian="標楷體" style:font-name-complex="標楷體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國立交通大學工學院國際會議廳管理辦法</text:p>
      <text:p text:style-name="P1"/>
      <text:list xml:id="list732430697762516169" text:style-name="WW8Num3">
        <text:list-item>
          <text:p text:style-name="P3">目的</text:p>
        </text:list-item>
      </text:list>
      <text:p text:style-name="P11"><text:span text:style-name="T1">為加強管理工學院國際會議廳場地(工五館、工六館)，以期發揮功效並達到完善的管理及利用，特訂定本辦法。</text:span></text:p>
      <text:p text:style-name="P12"/>
      <text:list xml:id="list155749023999949" text:continue-numbering="true" text:style-name="WW8Num3">
        <text:list-item>
          <text:p text:style-name="P7"><text:span text:style-name="T1">活動項目</text:span></text:p>
        </text:list-item>
      </text:list>
      <text:p text:style-name="P11"><text:span text:style-name="T1">國際會議廳僅供學術、藝文、慶典、集會、訓練、社團舉辦活動及展覽之用，如屬政治性、宗教性及商業性等相關宣傳與活動，得以專案申請借用，經校方同意後，方可使用。</text:span></text:p>
      <text:p text:style-name="P12"/>
      <text:list xml:id="list155750440145131" text:continue-numbering="true" text:style-name="WW8Num3">
        <text:list-item>
          <text:p text:style-name="P7"><text:span text:style-name="T1">使用優先順序（依下列優先順序登記使用）</text:span></text:p>
        </text:list-item>
      </text:list>
      <text:list xml:id="list755511808272169343" text:style-name="WW8Num1">
        <text:list-item>
          <text:p text:style-name="P4">教學單位課程上需求，且工學院內各系所大教室無法容納之上課使用，以教學最優先。（於學期開始時向管理單位申請）</text:p>
        </text:list-item>
        <text:list-item>
          <text:p text:style-name="P8"><text:span text:style-name="T1">校內單位主辦國際性學術會議或大型學術會議。（以二個月前提出申請為原則）</text:span></text:p>
        </text:list-item>
        <text:list-item>
          <text:p text:style-name="P8"><text:span text:style-name="T1">校內單位主辦之大型研討會或學術活動。（以一個月前提出申請為原則）</text:span></text:p>
        </text:list-item>
        <text:list-item>
          <text:p text:style-name="P8"><text:span text:style-name="T1">校內學生社團舉辦學術研討活動。（以一個月前提出申請為原則）</text:span></text:p>
        </text:list-item>
        <text:list-item>
          <text:p text:style-name="P8"><text:span text:style-name="T1">社團、營隊、各學會等辦理之學生活動。（以一個月前提出申請為原則）</text:span></text:p>
        </text:list-item>
        <text:list-item>
          <text:p text:style-name="P8"><text:span text:style-name="T1">校外單位主辦或公益團體舉辦之學術研討會議經工學院院長核准。（以一個月前提出申請為原則）</text:span></text:p>
        </text:list-item>
      </text:list>
      <text:p text:style-name="P13"/>
      <text:list xml:id="list155749468735100" text:continue-list="list155750440145131" text:style-name="WW8Num3">
        <text:list-item>
          <text:p text:style-name="P3">申請流程</text:p>
        </text:list-item>
      </text:list>
      <text:p text:style-name="P14"><text:span text:style-name="T1">依前條各款所定之申請時程檢附活動說明書提出申請，經申請單位負責人簽章後提出申請，經工學院院長核准後，於活動前7天完成繳費及繳交保證金。學生社團及學生自治組織由各輔導單位代為申請，並加會學務處；校外單位一律由機關團體行文本校申請借用，並副知總務處。</text:span></text:p>
      <text:p text:style-name="P12"/>
      <text:list xml:id="list155749398708566" text:continue-numbering="true" text:style-name="WW8Num3">
        <text:list-item>
          <text:p text:style-name="P7"><text:span text:style-name="T1">場地費用（採四級收費，收費標準由工學院自訂，以4小時為一時段計算，每一時段4000元；另需於場地申請核准後除繳交場地費外加收保證金三千元，於活動結束場地檢查無誤即歸還）</text:span></text:p>
        </text:list-item>
      </text:list>
      <text:list xml:id="list2623304577183031362" text:style-name="WW8Num4">
        <text:list-item>
          <text:p text:style-name="P9"><text:span text:style-name="T1">校內教學或大型研討會課程，上課人數超過國際會議廳容納人數之80%，得免費申請，清潔費或加班費由管理單位自訂。(工五館可容納280位、工六館可容納200位)</text:span></text:p>
        </text:list-item>
        <text:list-item>
          <text:p text:style-name="P5"><text:soft-page-break/>一級收費：民間企業及工（商）會等團體，以100%計費。</text:p>
        </text:list-item>
        <text:list-item>
          <text:p text:style-name="P5">二級收費：本校企業會員或財團法人單位辦理之未售門票活動，以70%計費。</text:p>
        </text:list-item>
        <text:list-item>
          <text:p text:style-name="P5">三級收費：政府各機關團體、各級學校及民間公益性團體，以50%計費。</text:p>
        </text:list-item>
        <text:list-item>
          <text:p text:style-name="P5">四級收費：本校各系所（單位）、社團、學生自治組織或與校外聯合舉辦之活動。以25%計費。</text:p>
        </text:list-item>
      </text:list>
      <text:p text:style-name="P13"/>
      <text:list xml:id="list155749524420393" text:continue-list="list155749398708566" text:style-name="WW8Num3">
        <text:list-item>
          <text:p text:style-name="P3">使用規定</text:p>
        </text:list-item>
      </text:list>
      <text:list xml:id="list3508266097950668387" text:style-name="WW8Num2">
        <text:list-item>
          <text:p text:style-name="P10"><text:span text:style-name="T1">凡校內外機關、組織、社團借用場所時，應於規定期限內填具申請書，經管理單位一級主管同意，並辦妥登記手續，繳清場地費用及保證金後始可使用。</text:span></text:p>
        </text:list-item>
        <text:list-item>
          <text:p text:style-name="P10"><text:span text:style-name="T1">經同意借用後，如有迫切需要收回自用時，應事先徵得原申請單位同意，始得改期或取消；如取消時無息退還已繳場地費及保證金。</text:span></text:p>
        </text:list-item>
        <text:list-item>
          <text:p text:style-name="P6">借用本廳時，未經管理人員同意，不得擅自啟用未經同意使用之設備、燈光、冷氣等，如需接裝其它電化設備，應會同管理人員辦理，並於申請時一併提出。</text:p>
        </text:list-item>
        <text:list-item>
          <text:p text:style-name="P10"><text:span text:style-name="T1">本廳一律禁止攜入食物及飲料，並嚴禁在內點燃蠟燭及全面禁煙。</text:span></text:p>
        </text:list-item>
        <text:list-item>
          <text:p text:style-name="P10"><text:span text:style-name="T1">借用場地時除應經常維持清潔外，並應注意維護各種設備及愛惜使用，倘有毀損情事，得從預付之保證金扣除，其不足處視情形要求賠償。</text:span></text:p>
        </text:list-item>
        <text:list-item>
          <text:p text:style-name="P10"><text:span text:style-name="T1">如需額外佈置，應於申請單註明並徵得同意，活動結束後應負責場地清理並回復原狀。</text:span></text:p>
        </text:list-item>
        <text:list-item>
          <text:p text:style-name="P10"><text:span text:style-name="T1">已繳納費用因故無法按期舉行者，除天災等不可抗拒之因素，得檢附原繳款收據，申請全額退費外，餘按9成退費；超過二個月仍未辦理退費者，視同放棄。</text:span></text:p>
        </text:list-item>
      </text:list>
      <text:p text:style-name="P13"/>
      <text:list xml:id="list155749373837125" text:continue-list="list155749524420393" text:style-name="WW8Num3">
        <text:list-item>
          <text:p text:style-name="P7"><text:span text:style-name="T1">本辦法經「工學院館舍館務會議」通過後公佈實施，修正時亦同。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標楷體" fo:font-family="標楷體" style:font-family-generic="script" style:font-name-asian="標楷體" style:font-family-asian="標楷體" style:font-family-generic-asian="script" style:font-name-complex="標楷體" style:font-family-complex="標楷體" style:font-family-generic-complex="scri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693cm" fo:text-indent="-1.27cm" fo:margin-left="1.693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693cm" fo:text-indent="-1.27cm" fo:margin-left="1.693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（" style:num-suffix="）" style:num-format="一, 二, 三, ...">
        <style:list-level-properties text:list-level-position-and-space-mode="label-alignment">
          <style:list-level-label-alignment text:label-followed-by="listtab" text:list-tab-stop-position="1.693cm" fo:text-indent="-1.27cm" fo:margin-left="1.693cm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2.117cm" fo:text-indent="-0.847cm" fo:margin-left="2.117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2.963cm" fo:text-indent="-0.847cm" fo:margin-left="2.96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81cm" fo:text-indent="-0.847cm" fo:margin-left="3.81cm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4.657cm" fo:text-indent="-0.847cm" fo:margin-left="4.657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5.503cm" fo:text-indent="-0.847cm" fo:margin-left="5.503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6.35cm" fo:text-indent="-0.847cm" fo:margin-left="6.35cm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7.197cm" fo:text-indent="-0.847cm" fo:margin-left="7.19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8.043cm" fo:text-indent="-0.847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工學院國際會議廳管理辦法</dc:title>
    <meta:initial-creator>P5LD2-VM</meta:initial-creator>
    <meta:creation-date>2010-04-19T10:10:00</meta:creation-date>
    <dc:creator>P5LD2-VM</dc:creator>
    <dc:date>2010-04-19T10:11:00</dc:date>
    <meta:editing-cycles>1</meta:editing-cycles>
    <meta:editing-duration>PT1M</meta:editing-duration>
    <meta:document-statistic meta:table-count="0" meta:image-count="0" meta:object-count="0" meta:page-count="2" meta:paragraph-count="29" meta:word-count="1294" meta:character-count="1312" meta:non-whitespace-character-count="1312"/>
    <meta:generator>LibreOffice/5.1.4.2$Windows_x86 LibreOffice_project/f99d75f39f1c57ebdd7ffc5f42867c12031db97a</meta:generator>
  </office:meta>
</office:document-meta>
</file>